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20e92" officeooo:paragraph-rsid="00120e92"/>
    </style:style>
    <style:style style:name="P2" style:family="paragraph" style:parent-style-name="Heading_20_1">
      <style:text-properties officeooo:rsid="00120e92" officeooo:paragraph-rsid="00120e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Em 2009: Os melhores, segundo SNNAngola</text:h>
      <text:p text:style-name="P1"/>
      <text:p text:style-name="P1">https://snnangola.wordpress.com/2009/12/31/em-2009-os-melhores-segundo-snnangola/</text:p>
      <text:p text:style-name="Text_20_body">O SNNAngola faz aquilo que nunca fez: Uma lista dos melhores de 2009, a nivel Internacional  e nacional. É uma escolha um pouco maluca com categorias algo distintas, mas a ver tudo com tecnologia. Assim sao reconhecidos trabalhos de tecnologia, Tecnologias de Informação (TI) no geral incluindo projectos, produtos, sites e blogs.</text:p>
      <text:p text:style-name="Text_20_body">A escolha é pessoal do SNNAngola na minha pessoa (Nataniel Baiao AKA Overflow Detector) e não é a ideal, mas a possivel.</text:p>
      <text:h text:style-name="Heading_20_2" text:outline-level="2"><text:span text:style-name="Strong_20_Emphasis">Internacional + Portugues + Inglês</text:span></text:h>
      <text:p text:style-name="Text_20_body"><text:span text:style-name="Strong_20_Emphasis"><text:span text:style-name="Emphasis">Site de Tecnologia:</text:span></text:span> <text:a xlink:type="simple" xlink:href="http://www.idgnow.com.br/" text:style-name="Internet_20_link" text:visited-style-name="Visited_20_Internet_20_Link">IDGNow</text:a></text:p>
      <text:p text:style-name="Text_20_body">Perdeu alguma força, mas continua a ser a referencia em informação de TI em Portugues.</text:p>
      <text:p text:style-name="Text_20_body"><text:span text:style-name="Strong_20_Emphasis"><text:span text:style-name="Emphasis">Blog Tecnologico:</text:span></text:span> <text:a xlink:type="simple" xlink:href="http://blog.ccna.com.br/" text:style-name="Internet_20_link" text:visited-style-name="Visited_20_Internet_20_Link">CCNA Brasil</text:a></text:p>
      <text:p text:style-name="Text_20_body">Por ser a maior fonte de informação em networking em Portugues.</text:p>
      <text:p text:style-name="Text_20_body"><text:span text:style-name="Strong_20_Emphasis"><text:span text:style-name="Emphasis">Forum e Tutoriais:</text:span></text:span> <text:a xlink:type="simple" xlink:href="http://www.guiadohardware.net/" text:style-name="Internet_20_link" text:visited-style-name="Visited_20_Internet_20_Link">Guia do Hardware</text:a> &amp; <text:a xlink:type="simple" xlink:href="http://www.forumpcs.com.br/" text:style-name="Internet_20_link" text:visited-style-name="Visited_20_Internet_20_Link">ForumPCs</text:a></text:p>
      <text:p text:style-name="Text_20_body">Ao guia do hardware por ser a maior fonte de informação sobre portugues acerca de sistemas operacionais, redes, sistemas e tutoriais.<text:line-break/>Ao ForumPCs por continuar a ser um pioneiro que junta bons colunistas, analises, forum e noticias no mesmo espaço.</text:p>
      <text:p text:style-name="Text_20_body"><text:span text:style-name="Strong_20_Emphasis"><text:span text:style-name="Emphasis">Rede Social:</text:span></text:span> <text:a xlink:type="simple" xlink:href="http://www.hi5.com/" text:style-name="Internet_20_link" text:visited-style-name="Visited_20_Internet_20_Link">Hi5</text:a></text:p>
      <text:p text:style-name="Text_20_body">Manteve-se como a rede social mais usada pela maior parte dos países que falam Português, embora em numeros pareça que o Orkut possui mais usuarios de lingua Portuguesa. O Hi5 manteve-se firme em Portugal, apesar da ameaça do Facebook e cresceu em Angola, onde é o segundo site mais visitado depois do Google.</text:p>
      <text:p text:style-name="Text_20_body"><text:span text:style-name="Strong_20_Emphasis"><text:span text:style-name="Emphasis">Site de Compartilhamentos:</text:span></text:span> <text:a xlink:type="simple" xlink:href="http://www.4shared.com/" text:style-name="Internet_20_link" text:visited-style-name="Visited_20_Internet_20_Link">4Shared</text:a></text:p>
      <text:p text:style-name="Text_20_body">Substituiu o RapidShare que ‘gorduchinho’ simplesmente manda passear quem está submetido a NAT. Pelo menos em Angola quem usa TVCabo que esqueça o RapidShare.</text:p>
      <text:p text:style-name="Text_20_body"><text:span text:style-name="Emphasis"><text:span text:style-name="Strong_20_Emphasis">Projecto do Ano/TI:</text:span></text:span> Android (<text:a xlink:type="simple" xlink:href="http://www.google.com/" text:style-name="Internet_20_link" text:visited-style-name="Visited_20_Internet_20_Link">Google</text:a>)</text:p>
      <text:p text:style-name="Text_20_body">Ainda nao foi lançado. Será lançado em 2010, Janeiro, o que nao impediu de empresas como HTC, Motorola testarem já o novo sistema para dispositivos moveis que é um padrão aberto. Quem não gostou é o pessoal da Microsoft que vê o Windows Mobile perder terreno num mercado de competição acirrada.</text:p>
      <text:p text:style-name="Text_20_body"><text:span text:style-name="Strong_20_Emphasis"><text:span text:style-name="Emphasis">Empresa do Ano/TI:</text:span></text:span><text:span text:style-name="Strong_20_Emphasis"> </text:span><text:a xlink:type="simple" xlink:href="http://www.apple.com/" text:style-name="Internet_20_link" text:visited-style-name="Visited_20_Internet_20_Link">Apple</text:a></text:p>
      <text:p text:style-name="Text_20_body">Lançou o Snow Leopard com sucesso, lançou o novo Iphone com mais sucesso que o anterior, <text:soft-page-break/>ganhou a batalha judicial contra a ‘oportunista’ PsyStar e viu Steve Jobs nao sucumbir perante uma doença.</text:p>
      <text:p text:style-name="Text_20_body"><text:span text:style-name="Emphasis"><text:span text:style-name="Strong_20_Emphasis">Personalidade do Ano:</text:span></text:span></text:p>
      <text:p text:style-name="Text_20_body"><text:span text:style-name="Emphasis">Matt Mullenweg</text:span> (<text:a xlink:type="simple" xlink:href="http://www.wordpress.com/" text:style-name="Internet_20_link" text:visited-style-name="Visited_20_Internet_20_Link">WordPress</text:a>) – O WordPress já tinha ‘derrubado’  o MovableType. Nao derrubou o Blogpost, mas assumiu claramente a liderança como o maior e melhor serviço de blogs da actualidade, e tudo graças a genialidade do Matt e sua equipe.</text:p>
      <text:p text:style-name="Text_20_body"><text:span text:style-name="Emphasis">Mark Zuckerberg</text:span> (<text:a xlink:type="simple" xlink:href="http://www.facebook.com/" text:style-name="Internet_20_link" text:visited-style-name="Visited_20_Internet_20_Link">Facebook</text:a>) -Foi acusado de ter ‘passado a perna’ a parceiros na criação do facebook. Esperto como é, assumiu de baixinho o facto, aceitou as exigencias  e viu o seu facebook crescer em numeros de usuarios, e que numeros, a sua rede social ganha espaço em países impensaveis como Brasil e Camarões, sendo a maior rede social do mundo valendo 15 bilioes de dolares (isso mesmo).</text:p>
      <text:p text:style-name="Text_20_body"><text:span text:style-name="Emphasis">Evan Williams</text:span> (<text:a xlink:type="simple" xlink:href="http://www.twitter.com/" text:style-name="Internet_20_link" text:visited-style-name="Visited_20_Internet_20_Link">Twitter</text:a>) – já ninguem pode subestimar o Twitter e Evan. O criador do Blogger (ex Pyra Labs) criou um serviço que virou moda e nao parou de crescer em 2009.</text:p>
      <text:p text:style-name="Text_20_body"><text:span text:style-name="Strong_20_Emphasis"><text:span text:style-name="Emphasis">Produto do Ano:</text:span></text:span><text:span text:style-name="Strong_20_Emphasis"> </text:span><text:a xlink:type="simple" xlink:href="http://www.apple.com/iphone" text:style-name="Internet_20_link" text:visited-style-name="Visited_20_Internet_20_Link">Iphone</text:a></text:p>
      <text:p text:style-name="Text_20_body">Sem comentarios. Ofuscou por completo a Nokia e Sony Ericsson (dessa já nem se fala) mantendo um dominio avassalador a nivel mundial, e um controle quase ‘ditador’ sobre as aplicações aprovadas por essa plataforma.</text:p>
      <text:p text:style-name="Text_20_body"><text:span text:style-name="Strong_20_Emphasis"><text:span text:style-name="Emphasis">Formação TI:</text:span></text:span><text:span text:style-name="Strong_20_Emphasis"> </text:span><text:a xlink:type="simple" xlink:href="http://www.koenig-solutions.com/" text:style-name="Internet_20_link" text:visited-style-name="Visited_20_Internet_20_Link">Koenig-Solutions</text:a></text:p>
      <text:p text:style-name="Text_20_body">Até Angolanos já foram la se formar. Imagine onde está: Na India, isso mesmo, recebe estudantes de todo mundo, EUA, Europa, Africa, todos. Concede formação em quase tudo que é cert topo de gama, e os alunos aprovam o metodo.</text:p>
      <text:p text:style-name="Text_20_body"><text:span text:style-name="Strong_20_Emphasis"><text:span text:style-name="Emphasis">Site Universitario:</text:span></text:span><text:span text:style-name="Strong_20_Emphasis"> </text:span><text:a xlink:type="simple" xlink:href="http://www.youtube.com/user/MIT" text:style-name="Internet_20_link" text:visited-style-name="Visited_20_Internet_20_Link">MIT Open Course Web (youtube channel)</text:a></text:p>
      <text:p text:style-name="Text_20_body">É divertido ver aqueles professores tipo meio loucos a ensinarem com paixão, e os quadros enormes que nao de uma parede a outra e sobem e descem, e mais usam Giz. Bem que meu irmão me tinha dito que era quase ‘loucura logistica’ usar caneta como faz uma certa universidade ‘prestigiada’ de Luanda.</text:p>
      <text:h text:style-name="Heading_20_2" text:outline-level="2"><text:span text:style-name="Strong_20_Emphasis">Nacional</text:span></text:h>
      <text:p text:style-name="Text_20_body"><text:span text:style-name="Strong_20_Emphasis"><text:span text:style-name="Emphasis">Site de Tecnologia:</text:span></text:span> N/A</text:p>
      <text:p text:style-name="Text_20_body">Se existe um site de tecnologia em Angola, por favor, avise-me.</text:p>
      <text:p text:style-name="Text_20_body"><text:span text:style-name="Strong_20_Emphasis"><text:span text:style-name="Emphasis">Blog Tecnologico:</text:span></text:span> <text:a xlink:type="simple" xlink:href="https://snnangola.wordpress.com/" text:style-name="Internet_20_link" text:visited-style-name="Visited_20_Internet_20_Link">SNNAngola</text:a> &amp; <text:a xlink:type="simple" xlink:href="http://ultracognitivo.blogspot.com/" text:style-name="Internet_20_link" text:visited-style-name="Visited_20_Internet_20_Link">NovosHorizontes</text:a></text:p>
      <text:p text:style-name="Text_20_body">Em terra de cego quem tem um olho é rei. Ao que eu saiba sao os unicos dois blogs que publicam diariamente novidades em noticia sobre Angola, um local onde quem sabe ainda tem o hábito de se fechar numa ‘caverna’ e se achar o cara, atitude esta que é useira em quem ainda nao percebeu como o conhecimento não é absoluto, nem traz a verdadeira felicidade.</text:p>
      <text:p text:style-name="Text_20_body"><text:span text:style-name="Strong_20_Emphasis"><text:span text:style-name="Emphasis">Forum e Tutoriais:</text:span></text:span> <text:a xlink:type="simple" xlink:href="http://www.tiangola.com/" text:style-name="Internet_20_link" text:visited-style-name="Visited_20_Internet_20_Link">TIAngola</text:a></text:p>
      <text:p text:style-name="Text_20_body">Saiu dum bom site para ter apenas um bom forum. O resto parece querer transformar-se numa <text:soft-page-break/>empresa. Boa ideia, mas os Angolanos perderam muito com isto. Talvez o Sektor (Benone) se tenha cansado de ser um solitario ao longo destes anos, afinal foi um pioneiro entre os Angolanos, na criação de sites ‘TI Based’.</text:p>
      <text:p text:style-name="Text_20_body"><text:span text:style-name="Strong_20_Emphasis"><text:span text:style-name="Emphasis">Rede Social:</text:span></text:span> <text:a xlink:type="simple" xlink:href="http://www.pontodencontro.net/" text:style-name="Internet_20_link" text:visited-style-name="Visited_20_Internet_20_Link">Pontodencontro.net</text:a> &amp; <text:a xlink:type="simple" xlink:href="http://www.Angolanas.net/" text:style-name="Internet_20_link" text:visited-style-name="Visited_20_Internet_20_Link">Angolanas.net</text:a></text:p>
      <text:p text:style-name="Text_20_body">Ganham mais por serem os unicos. O pontodeencontro é dificil de ser usado, embora tenha uma interface muito bonita e recursos de programação muito bons. So que entrei lá e fiquei pendurado, sem saber como me mover por nao conhecer um Angolano que usasse aquele rede. Tentei ir a uns grupos de discussão, um fracasso, como bons Angolanos que somos as vezes infelizmente impera mais a boa fofoca do que a conversa, tipo ‘o que podemos fazer para diminuir o consumo de corrente em nossas casas?’</text:p>
      <text:p text:style-name="Text_20_body">O Angolanas.net, nunca usei, é para Angolanas.</text:p>
      <text:p text:style-name="Text_20_body"><text:span text:style-name="Strong_20_Emphasis"><text:span text:style-name="Emphasis">Site de Compartilhamentos:</text:span></text:span>N/A</text:p>
      <text:p text:style-name="Text_20_body">E claro nao sao válidos os links de <text:a xlink:type="simple" xlink:href="http://www.canalangola.net/TopMusical78.html" text:style-name="Internet_20_link" text:visited-style-name="Visited_20_Internet_20_Link">Downloads ilegais no CanalAngola</text:a>.</text:p>
      <text:p text:style-name="Text_20_body"><text:span text:style-name="Strong_20_Emphasis"><text:span text:style-name="Emphasis">Projecto do Ano/TI:</text:span></text:span><text:span text:style-name="Strong_20_Emphasis"> </text:span><text:a xlink:type="simple" xlink:href="https://snnangola.wordpress.com/2009/09/09/cabo-submarino-de-fibra-optica-interliga-provincias-do-pais/" text:style-name="Internet_20_link" text:visited-style-name="Visited_20_Internet_20_Link">Adones</text:a></text:p>
      <text:p text:style-name="Text_20_body">Um projecto ambicioso que vai permitir a ligação em topologia anel de todo país.</text:p>
      <text:p text:style-name="Text_20_body"><text:span text:style-name="Strong_20_Emphasis">Empresa do Ano/TI: </text:span><text:a xlink:type="simple" xlink:href="http://www.movicel.net/" text:style-name="Internet_20_link" text:visited-style-name="Visited_20_Internet_20_Link">Movicel</text:a></text:p>
      <text:p text:style-name="Text_20_body">Ganhou o premio de empresa de melhor empresa para se trabalhar pela KPMG, além de manter uma rede estavel que nao tem tido problemas. Os usuarios dela pouco têm a reclamar.</text:p>
      <text:p text:style-name="Text_20_body"><text:span text:style-name="Strong_20_Emphasis"><text:span text:style-name="Emphasis">Personalidade do Ano:</text:span></text:span><text:span text:style-name="Strong_20_Emphasis"> </text:span><text:a xlink:type="simple" xlink:href="https://snnangola.wordpress.com/2009/04/30/mais-um-angolano-obtem-ccie/" text:style-name="Internet_20_link" text:visited-style-name="Visited_20_Internet_20_Link">Jeriel Atienza</text:a></text:p>
      <text:p text:style-name="Text_20_body">Surpreendeu tudo e todos, menos o milionario Americano Scott Morris. Por causa dele tem que no proximo ano ja tenha dito que apenas vai dar aulas a noite porque nao quer ficar atras.</text:p>
      <text:p text:style-name="Text_20_body"><text:span text:style-name="Strong_20_Emphasis"><text:span text:style-name="Emphasis">Produto do Ano:</text:span></text:span><text:span text:style-name="Strong_20_Emphasis"> </text:span><text:a xlink:type="simple" xlink:href="http://registo.svc.sapo.ao/ranaccount-ao/account/sapocreateaccountstep1.jsf" text:style-name="Internet_20_link" text:visited-style-name="Visited_20_Internet_20_Link">Email Sapo.ao</text:a></text:p>
      <text:p text:style-name="Text_20_body">Num país de escassas ideias na Web, era preciso vir de Portugal uma ideia que teria de existir ja vao anos. Criar um webmail grátis para Angolanos. Enquanto isso para alguns provedores, ter uma email quase se transforma numa operação de divorcio. Papelada, mais papelada e nada feito, nem o email é entregue. Fala-vos quem tem experiencia propria.</text:p>
      <text:p text:style-name="Text_20_body"><text:span text:style-name="Strong_20_Emphasis"><text:span text:style-name="Emphasis">Formação TI:</text:span></text:span><text:span text:style-name="Strong_20_Emphasis"> </text:span><text:a xlink:type="simple" xlink:href="http://www.multirede.co.ao/" text:style-name="Internet_20_link" text:visited-style-name="Visited_20_Internet_20_Link">MultiRede Angola</text:a></text:p>
      <text:p text:style-name="Text_20_body">Engana-se quem pensa que os preços de lá sao muito absurdos. Sao mais caros que fora do país sim, mas nao andam muito longe do real. O que é bom dificilmente ainda é barato.</text:p>
      <text:p text:style-name="Text_20_body"><text:span text:style-name="Strong_20_Emphasis"><text:span text:style-name="Emphasis">Site Universitario:</text:span></text:span><text:span text:style-name="Strong_20_Emphasis"> </text:span><text:a xlink:type="simple" xlink:href="http://www.utanga.co.ao/" text:style-name="Internet_20_link" text:visited-style-name="Visited_20_Internet_20_Link">UTANGA</text:a></text:p>
      <text:p text:style-name="Text_20_body">Pode ser surpresa para muitos, mas para mim não. É o unico site que permite aos seus alunos consultarem as notas Online e não apenas. Muita coisa por lá já é informatizada.<text:line-break/>Enquanto isso universidades ‘prestigiadas’ como UAN e UCAN mantêm sites ultrapassados e parados. O da UAN tornou-se mesmo um vector de transmissão de virus, pornografia e SPAM porque mantem foruns de discussão sem actualização e sem moderação. O site da faculdade de engenharia dessa universidade que formou muitos docentes do nosso país e muitos dirigentes <text:soft-page-break/>‘cambaleia’ entre o pessimo e o ‘vamos fazer mais como então’, já para nao falar da faculdade de medicina e economia.</text:p>
      <text:p text:style-name="Text_20_body">O da UCAN tornou-se um ‘velhinho’ estatico vitima dum designer ‘antidinamico’, o que é uma pena porque a UCAN possui alunos e docentes no curso de Informatica que são autenticos ‘feras’ em multimedia e não torceriam o nariz se contactados e pagos a darem um toquezito.</text:p>
      <text:p text:style-name="Text_20_body">Curiosamente e mesmo que não saibamos o estado destes sites atrapalha a sua posição em rankings como da Webometrics, e nao ter informação sobre docentes, alunos, trabalhos, pesquisas apenas mostra que apesar de muito sabermos pouco ou nada sabemos porque ninguem sabe o que sabemos, se é que me faço entend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A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A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one Marcos</meta:initial-creator>
    <meta:creation-date>2017-10-08T22:14:13.094632412</meta:creation-date>
    <dc:date>2017-10-08T22:15:20.723717654</dc:date>
    <dc:creator>Benone Marcos</dc:creator>
    <meta:editing-duration>PT1M6S</meta:editing-duration>
    <meta:editing-cycles>2</meta:editing-cycles>
    <meta:generator>LibreOffice/5.0.6.2$Linux_X86_64 LibreOffice_project/00$Build-2</meta:generator>
    <meta:document-statistic meta:table-count="0" meta:image-count="0" meta:object-count="0" meta:page-count="4" meta:paragraph-count="55" meta:word-count="1286" meta:character-count="7700" meta:non-whitespace-character-count="6464"/>
  </office:meta>
</office:document-meta>
</file>